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2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43"/>
    <style:style style:name="ce12" style:family="table-cell" style:parent-style-name="Default">
      <style:map style:condition="cell-content()=&quot;Board&quot;" style:apply-style-name="Untitled1" style:base-cell-address="Sheet1.B2"/>
      <style:map style:condition="cell-content()=&quot;Component&quot;" style:apply-style-name="Untitled2" style:base-cell-address="Sheet1.B2"/>
      <style:map style:condition="cell-content()=&quot;Connector&quot;" style:apply-style-name="Untitled3" style:base-cell-address="Sheet1.B2"/>
      <style:map style:condition="cell-content()=&quot;Power&quot;" style:apply-style-name="Untitled4" style:base-cell-address="Sheet1.B2"/>
      <style:map style:condition="cell-content()=&quot;Misc&quot;" style:apply-style-name="Untitled5" style:base-cell-address="Sheet1.B2"/>
    </style:style>
    <style:style style:name="ce13" style:family="table-cell" style:parent-style-name="Default">
      <style:map style:condition="cell-content()=&quot;Board&quot;" style:apply-style-name="Untitled1" style:base-cell-address="Sheet1.B3"/>
      <style:map style:condition="cell-content()=&quot;Component&quot;" style:apply-style-name="Untitled2" style:base-cell-address="Sheet1.B3"/>
      <style:map style:condition="cell-content()=&quot;Connector&quot;" style:apply-style-name="Untitled3" style:base-cell-address="Sheet1.B3"/>
      <style:map style:condition="cell-content()=&quot;Power&quot;" style:apply-style-name="Untitled4" style:base-cell-address="Sheet1.B3"/>
    </style:style>
    <style:style style:name="ce5" style:family="table-cell" style:parent-style-name="Default">
      <style:map style:condition="cell-content()=&quot;Board&quot;" style:apply-style-name="Untitled1" style:base-cell-address="Sheet1.B3"/>
      <style:map style:condition="cell-content()=&quot;Component&quot;" style:apply-style-name="Untitled2" style:base-cell-address="Sheet1.B3"/>
      <style:map style:condition="cell-content()=&quot;Connector&quot;" style:apply-style-name="Untitled3" style:base-cell-address="Sheet1.B3"/>
      <style:map style:condition="cell-content()=&quot;Power&quot;" style:apply-style-name="Untitled4" style:base-cell-address="Sheet1.B3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/>
    <style:style style:name="ce8" style:family="table-cell" style:parent-style-name="Default">
      <style:text-properties fo:color="#808080"/>
    </style:style>
    <style:style style:name="ce9" style:family="table-cell" style:parent-style-name="Default" style:data-style-name="N104">
      <style:text-properties fo:color="#808080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oard&quot;;&quot;Component&quot;;&quot;Connector&quot;;&quot;Power&quot;;&quot;Misc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Board&quot;;&quot;Component&quot;;&quot;Connector&quot;;&quot;Power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Stamp <text:span text:style-name="T1">(ctrl + ;)</text:span>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Min No.</text:p>
          </table:table-cell>
          <table:table-cell table:style-name="ce1" office:value-type="string" calcext:value-type="string">
            <text:p>Ideal No.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Ideal Cost</text:p>
          </table:table-cell>
          <table:table-cell table:style-name="ce1" table:number-columns-repeated="1014"/>
        </table:table-row>
        <table:table-row table:style-name="ro2">
          <table:table-cell table:style-name="ce2" office:value-type="date" office:date-value="2019-05-12" calcext:value-type="date">
            <text:p>05/12/19 12:00 AM</text:p>
          </table:table-cell>
          <table:table-cell table:style-name="ce12" table:content-validation-name="val1" office:value-type="string" calcext:value-type="string">
            <text:p>Board</text:p>
          </table:table-cell>
          <table:table-cell office:value-type="string" calcext:value-type="string">
            <text:p>Raspberry Pi Zero</text:p>
          </table:table-cell>
          <table:table-cell office:value-type="string" calcext:value-type="string">
            <text:p>Adafruit</text:p>
          </table:table-cell>
          <table:table-cell table:style-name="ce6" office:value-type="string" calcext:value-type="string">
            <text:p><text:a xlink:href="https://www.adafruit.com/product/2885" xlink:type="simple">https://www.adafruit.com/product/2885</text:a></text:p>
          </table:table-cell>
          <table:table-cell table:style-name="ce7"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table:formula="of:=[.G2]*[.F2]" office:value-type="currency" office:currency="USD" office:value="5" calcext:value-type="currency">
            <text:p>$5.00</text:p>
          </table:table-cell>
          <table:table-cell table:style-name="ce9" table:formula="of:=[.H2]*[.F2]" office:value-type="currency" office:currency="USD" office:value="10" calcext:value-type="currency">
            <text:p>$10.00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05-12T11:28:03.353579" calcext:value-type="date">
            <text:p>05/12/19 11:28 AM</text:p>
          </table:table-cell>
          <table:table-cell table:style-name="ce12" table:content-validation-name="val1" office:value-type="string" calcext:value-type="string">
            <text:p>Misc</text:p>
          </table:table-cell>
          <table:table-cell office:value-type="string" calcext:value-type="string">
            <text:p>Raspberry Pi Zero Case</text:p>
          </table:table-cell>
          <table:table-cell office:value-type="string" calcext:value-type="string">
            <text:p>Adafruit</text:p>
          </table:table-cell>
          <table:table-cell table:style-name="ce6" office:value-type="string" calcext:value-type="string">
            <text:p><text:a xlink:href="https://www.adafruit.com/product/3252" xlink:type="simple">https://www.adafruit.com/product/3252</text:a></text:p>
          </table:table-cell>
          <table:table-cell table:style-name="ce7" office:value-type="currency" office:currency="USD" office:value="4.75" calcext:value-type="currency">
            <text:p>$4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table:formula="of:=[.G3]*[.F3]" office:value-type="currency" office:currency="USD" office:value="4.75" calcext:value-type="currency">
            <text:p>$4.75</text:p>
          </table:table-cell>
          <table:table-cell table:style-name="ce9" table:formula="of:=[.H3]*[.F3]" office:value-type="currency" office:currency="USD" office:value="9.5" calcext:value-type="currency">
            <text:p>$9.50</text:p>
          </table:table-cell>
          <table:table-cell table:number-columns-repeated="1014"/>
        </table:table-row>
        <table:table-row table:style-name="ro2">
          <table:table-cell table:style-name="ce2" office:value-type="date" office:date-value="2019-05-12T11:55:43.9602" calcext:value-type="date">
            <text:p>05/12/19 11:55 AM</text:p>
          </table:table-cell>
          <table:table-cell table:style-name="ce12" table:content-validation-name="val1" office:value-type="string" calcext:value-type="string">
            <text:p>Power</text:p>
          </table:table-cell>
          <table:table-cell office:value-type="string" calcext:value-type="string">
            <text:p>5 V DC/DC converter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<text:a xlink:href="https://www.mouser.com/ProductDetail/CUI/P78E05-1000?qs=sGAEpiMZZMsc0tfZmXiUnQ%252BwKZhbvwnuWZaC%252BviJOH8Qr0CL%2FA8o3g%3D%3D" xlink:type="simple">https://www.mouser.com/ProductDetail/CUI/P78E05-1000?qs=sGAEpiMZZMsc0tfZmXiUnQ%252BwKZhbvwnuWZaC%252BviJOH8Qr0CL%2FA8o3g%3D%3D</text:a></text:p>
          </table:table-cell>
          <table:table-cell table:style-name="ce7" office:value-type="currency" office:currency="USD" office:value="4.91" calcext:value-type="currency">
            <text:p>$4.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table:formula="of:=[.G4]*[.F4]" office:value-type="currency" office:currency="USD" office:value="4.91" calcext:value-type="currency">
            <text:p>$4.91</text:p>
          </table:table-cell>
          <table:table-cell table:style-name="ce9" table:formula="of:=[.H4]*[.F4]" office:value-type="currency" office:currency="USD" office:value="9.82" calcext:value-type="currency">
            <text:p>$9.8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13" table:content-validation-name="val1"/>
          <table:table-cell office:value-type="string" calcext:value-type="string">
            <text:p>DC/DC/ search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<text:a xlink:href="https://www.mouser.com/Power/DC-DC-Converters/_/N-brvxe?P=1yx5k7vZ1z0z80nZ1z0ylkrZ1z0z63xZ1yxt7eu&amp;Rl=brvxeZer85Z1z0wb24Z1y8t52tSGT&amp;Ns=Input+Voltage%7C0" xlink:type="simple">https://www.mouser.com/Power/DC-DC-Converters/_/N-brvxe?P=1yx5k7vZ1z0z80nZ1z0ylkrZ1z0z63xZ1yxt7eu&amp;Rl=brvxeZer85Z1z0wb24Z1y8t52tSGT&amp;Ns=Input+Voltage%7c0</text:a></text:p>
          </table:table-cell>
          <table:table-cell table:style-name="ce7"/>
          <table:table-cell table:number-columns-repeated="2"/>
          <table:table-cell table:style-name="ce7" table:formula="of:=[.G5]*[.F5]" office:value-type="currency" office:currency="USD" office:value="0" calcext:value-type="currency">
            <text:p>$0.00</text:p>
          </table:table-cell>
          <table:table-cell table:style-name="ce9" table:formula="of:=[.H5]*[.F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style-name="ce2" office:value-type="date" office:date-value="2019-05-12T12:02:30.252088" calcext:value-type="date">
            <text:p>05/12/19 12:02 PM</text:p>
          </table:table-cell>
          <table:table-cell table:style-name="ce13" table:content-validation-name="val1" office:value-type="string" calcext:value-type="string">
            <text:p>Power</text:p>
          </table:table-cell>
          <table:table-cell office:value-type="string" calcext:value-type="string">
            <text:p>7.4 V LiPo battery</text:p>
          </table:table-cell>
          <table:table-cell table:number-columns-repeated="2"/>
          <table:table-cell table:style-name="ce7"/>
          <table:table-cell table:number-columns-repeated="2"/>
          <table:table-cell table:style-name="ce7" table:formula="of:=[.G6]*[.F6]" office:value-type="currency" office:currency="USD" office:value="0" calcext:value-type="currency">
            <text:p>$0.00</text:p>
          </table:table-cell>
          <table:table-cell table:style-name="ce9" table:formula="of:=[.H6]*[.F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7]*[.F7]" office:value-type="currency" office:currency="USD" office:value="0" calcext:value-type="currency">
            <text:p>$0.00</text:p>
          </table:table-cell>
          <table:table-cell table:style-name="ce9" table:formula="of:=[.H7]*[.F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8]*[.F8]" office:value-type="currency" office:currency="USD" office:value="0" calcext:value-type="currency">
            <text:p>$0.00</text:p>
          </table:table-cell>
          <table:table-cell table:style-name="ce9" table:formula="of:=[.H8]*[.F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9]*[.F9]" office:value-type="currency" office:currency="USD" office:value="0" calcext:value-type="currency">
            <text:p>$0.00</text:p>
          </table:table-cell>
          <table:table-cell table:style-name="ce9" table:formula="of:=[.H9]*[.F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0]*[.F10]" office:value-type="currency" office:currency="USD" office:value="0" calcext:value-type="currency">
            <text:p>$0.00</text:p>
          </table:table-cell>
          <table:table-cell table:style-name="ce9" table:formula="of:=[.H10]*[.F1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1]*[.F11]" office:value-type="currency" office:currency="USD" office:value="0" calcext:value-type="currency">
            <text:p>$0.00</text:p>
          </table:table-cell>
          <table:table-cell table:style-name="ce9" table:formula="of:=[.H11]*[.F1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2]*[.F12]" office:value-type="currency" office:currency="USD" office:value="0" calcext:value-type="currency">
            <text:p>$0.00</text:p>
          </table:table-cell>
          <table:table-cell table:style-name="ce9" table:formula="of:=[.H12]*[.F1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3]*[.F13]" office:value-type="currency" office:currency="USD" office:value="0" calcext:value-type="currency">
            <text:p>$0.00</text:p>
          </table:table-cell>
          <table:table-cell table:style-name="ce9" table:formula="of:=[.H13]*[.F1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4]*[.F14]" office:value-type="currency" office:currency="USD" office:value="0" calcext:value-type="currency">
            <text:p>$0.00</text:p>
          </table:table-cell>
          <table:table-cell table:style-name="ce9" table:formula="of:=[.H14]*[.F1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5]*[.F15]" office:value-type="currency" office:currency="USD" office:value="0" calcext:value-type="currency">
            <text:p>$0.00</text:p>
          </table:table-cell>
          <table:table-cell table:style-name="ce9" table:formula="of:=[.H15]*[.F1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6]*[.F16]" office:value-type="currency" office:currency="USD" office:value="0" calcext:value-type="currency">
            <text:p>$0.00</text:p>
          </table:table-cell>
          <table:table-cell table:style-name="ce9" table:formula="of:=[.H16]*[.F1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7]*[.F17]" office:value-type="currency" office:currency="USD" office:value="0" calcext:value-type="currency">
            <text:p>$0.00</text:p>
          </table:table-cell>
          <table:table-cell table:style-name="ce9" table:formula="of:=[.H17]*[.F1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8]*[.F18]" office:value-type="currency" office:currency="USD" office:value="0" calcext:value-type="currency">
            <text:p>$0.00</text:p>
          </table:table-cell>
          <table:table-cell table:style-name="ce9" table:formula="of:=[.H18]*[.F1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19]*[.F19]" office:value-type="currency" office:currency="USD" office:value="0" calcext:value-type="currency">
            <text:p>$0.00</text:p>
          </table:table-cell>
          <table:table-cell table:style-name="ce9" table:formula="of:=[.H19]*[.F1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0]*[.F20]" office:value-type="currency" office:currency="USD" office:value="0" calcext:value-type="currency">
            <text:p>$0.00</text:p>
          </table:table-cell>
          <table:table-cell table:style-name="ce9" table:formula="of:=[.H20]*[.F2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1]*[.F21]" office:value-type="currency" office:currency="USD" office:value="0" calcext:value-type="currency">
            <text:p>$0.00</text:p>
          </table:table-cell>
          <table:table-cell table:style-name="ce9" table:formula="of:=[.H21]*[.F2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2]*[.F22]" office:value-type="currency" office:currency="USD" office:value="0" calcext:value-type="currency">
            <text:p>$0.00</text:p>
          </table:table-cell>
          <table:table-cell table:style-name="ce9" table:formula="of:=[.H22]*[.F2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3]*[.F23]" office:value-type="currency" office:currency="USD" office:value="0" calcext:value-type="currency">
            <text:p>$0.00</text:p>
          </table:table-cell>
          <table:table-cell table:style-name="ce9" table:formula="of:=[.H23]*[.F2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4]*[.F24]" office:value-type="currency" office:currency="USD" office:value="0" calcext:value-type="currency">
            <text:p>$0.00</text:p>
          </table:table-cell>
          <table:table-cell table:style-name="ce9" table:formula="of:=[.H24]*[.F2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5]*[.F25]" office:value-type="currency" office:currency="USD" office:value="0" calcext:value-type="currency">
            <text:p>$0.00</text:p>
          </table:table-cell>
          <table:table-cell table:style-name="ce9" table:formula="of:=[.H25]*[.F2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6]*[.F26]" office:value-type="currency" office:currency="USD" office:value="0" calcext:value-type="currency">
            <text:p>$0.00</text:p>
          </table:table-cell>
          <table:table-cell table:style-name="ce9" table:formula="of:=[.H26]*[.F2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7]*[.F27]" office:value-type="currency" office:currency="USD" office:value="0" calcext:value-type="currency">
            <text:p>$0.00</text:p>
          </table:table-cell>
          <table:table-cell table:style-name="ce9" table:formula="of:=[.H27]*[.F2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8]*[.F28]" office:value-type="currency" office:currency="USD" office:value="0" calcext:value-type="currency">
            <text:p>$0.00</text:p>
          </table:table-cell>
          <table:table-cell table:style-name="ce9" table:formula="of:=[.H28]*[.F2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29]*[.F29]" office:value-type="currency" office:currency="USD" office:value="0" calcext:value-type="currency">
            <text:p>$0.00</text:p>
          </table:table-cell>
          <table:table-cell table:style-name="ce9" table:formula="of:=[.H29]*[.F2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/>
          <table:table-cell table:style-name="ce13" table:content-validation-name="val1"/>
          <table:table-cell table:number-columns-repeated="3"/>
          <table:table-cell table:style-name="ce7"/>
          <table:table-cell table:number-columns-repeated="2"/>
          <table:table-cell table:style-name="ce7" table:formula="of:=[.G30]*[.F30]" office:value-type="currency" office:currency="USD" office:value="0" calcext:value-type="currency">
            <text:p>$0.00</text:p>
          </table:table-cell>
          <table:table-cell table:style-name="ce9" table:formula="of:=[.H30]*[.F3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5" table:content-validation-name="val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5:Sheet1.B32">
            <calcext:condition calcext:apply-style-name="Untitled1" calcext:value="=&quot;Board&quot;" calcext:base-cell-address="Sheet1.B3"/>
            <calcext:condition calcext:apply-style-name="Untitled2" calcext:value="=&quot;Component&quot;" calcext:base-cell-address="Sheet1.B3"/>
            <calcext:condition calcext:apply-style-name="Untitled3" calcext:value="=&quot;Connector&quot;" calcext:base-cell-address="Sheet1.B3"/>
            <calcext:condition calcext:apply-style-name="Untitled4" calcext:value="=&quot;Power&quot;" calcext:base-cell-address="Sheet1.B3"/>
          </calcext:conditional-format>
          <calcext:conditional-format calcext:target-range-address="Sheet1.B2:Sheet1.B30">
            <calcext:condition calcext:apply-style-name="Untitled1" calcext:value="=&quot;Board&quot;" calcext:base-cell-address="Sheet1.B2"/>
            <calcext:condition calcext:apply-style-name="Untitled2" calcext:value="=&quot;Component&quot;" calcext:base-cell-address="Sheet1.B2"/>
            <calcext:condition calcext:apply-style-name="Untitled3" calcext:value="=&quot;Connector&quot;" calcext:base-cell-address="Sheet1.B2"/>
            <calcext:condition calcext:apply-style-name="Untitled4" calcext:value="=&quot;Power&quot;" calcext:base-cell-address="Sheet1.B2"/>
            <calcext:condition calcext:apply-style-name="Untitled5" calcext:value="=&quot;Misc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7a19a"/>
    </style:style>
    <style:style style:name="Untitled2" style:family="table-cell" style:parent-style-name="Default">
      <style:table-cell-properties fo:background-color="#8ccfb7"/>
    </style:style>
    <style:style style:name="Untitled3" style:family="table-cell" style:parent-style-name="Default">
      <style:table-cell-properties fo:background-color="#7da7d8"/>
    </style:style>
    <style:style style:name="Untitled4" style:family="table-cell" style:parent-style-name="Default">
      <style:table-cell-properties fo:background-color="#fff9ae"/>
    </style:style>
    <style:style style:name="Untitled5" style:family="table-cell" style:parent-style-name="Default">
      <style:table-cell-properties fo:background-color="#c7a0cb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1:55:30.91595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36:56.402564439</meta:creation-date>
    <dc:date>2019-05-12T12:02:44.143214757</dc:date>
    <meta:editing-duration>PT24M51S</meta:editing-duration>
    <meta:editing-cycles>6</meta:editing-cycles>
    <meta:generator>LibreOffice/6.0.7.3$Linux_X86_64 LibreOffice_project/00m0$Build-3</meta:generator>
    <meta:document-statistic meta:table-count="1" meta:cell-count="98" meta:object-count="0"/>
  </office:meta>
</office:document-meta>
</file>